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Überschrift1" style:master-page-name="MP0" style:family="paragraph">
      <style:paragraph-properties fo:break-before="page"/>
    </style:style>
    <style:style style:family="graphic" style:name="a20">
      <style:graphic-properties fo:wrap-option="wrap" fo:padding-top="0.03957in" fo:padding-bottom="0.03957in" fo:padding-left="0.03957in" fo:padding-right="0.03957in" draw:textarea-vertical-align="middle" draw:textarea-horizontal-align="center" draw:fill="solid" draw:fill-color="#70ad47"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21">
      <style:graphic-properties/>
    </style:style>
    <style:style style:family="paragraph" style:name="a10">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wrap" fo:padding-top="0.00467in" fo:padding-bottom="0.00467in" fo:padding-left="0.34656in" fo:padding-right="0.34656in" draw:textarea-vertical-align="middle" draw:textarea-horizontal-align="center" draw:fill="none" draw:stroke="solid" svg:stroke-width="0.01389in" svg:stroke-color="#70ad47" svg:stroke-opacity="100%" draw:stroke-linejoin="miter" svg:stroke-linecap="butt" draw:auto-grow-width="false" draw:auto-grow-height="false"/>
      <style:paragraph-properties style:font-independent-line-spacing="false" style:writing-mode="lr-tb"/>
    </style:style>
    <style:style style:family="text" style:name="a12">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center" style:tab-stop-distance="1.3125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wrap" fo:padding-top="0.03957in" fo:padding-bottom="0.03957in" fo:padding-left="0.03957in" fo:padding-right="0.03957in" draw:textarea-vertical-align="middle" draw:textarea-horizontal-align="center" draw:fill="solid" draw:fill-color="#70ad47"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wrap" fo:padding-top="0.00467in" fo:padding-bottom="0.00467in" fo:padding-left="0.34656in" fo:padding-right="0.34656in" draw:textarea-vertical-align="middle" draw:textarea-horizontal-align="center" draw:fill="none" draw:stroke="solid" svg:stroke-width="0.01389in" svg:stroke-color="#70ad47" svg:stroke-opacity="100%" draw:stroke-linejoin="miter" svg:stroke-linecap="butt" draw:auto-grow-width="false" draw:auto-grow-height="false"/>
      <style:paragraph-properties style:font-independent-line-spacing="false" style:writing-mode="lr-tb"/>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center" style:tab-stop-distance="1.3125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90%" fo:text-align="center" style:tab-stop-distance="1.3125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wrap" fo:padding-top="0.03957in" fo:padding-bottom="0.03957in" fo:padding-left="0.03957in" fo:padding-right="0.03957in" draw:textarea-vertical-align="middle" draw:textarea-horizontal-align="center" draw:fill="solid" draw:fill-color="#a5a5a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wrap" fo:padding-top="0.00796in" fo:padding-bottom="0.00796in" fo:padding-left="0.28402in" fo:padding-right="0.28402in" draw:textarea-vertical-align="middle" draw:textarea-horizontal-align="center" draw:fill="none" draw:stroke="solid" svg:stroke-width="0.01389in" svg:stroke-color="#5b9bd5" svg:stroke-opacity="100%" draw:stroke-linejoin="miter" svg:stroke-linecap="butt" draw:auto-grow-width="false" draw:auto-grow-height="false"/>
      <style:paragraph-properties style:font-independent-line-spacing="false" style:writing-mode="lr-tb"/>
    </style:style>
    <style:style style:family="text" style:name="a6">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0%" fo:text-align="center" style:tab-stop-distance="1.3125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wrap" fo:padding-top="0.03957in" fo:padding-bottom="0.03957in" fo:padding-left="0.03957in" fo:padding-right="0.03957in" draw:textarea-vertical-align="middle" draw:textarea-horizontal-align="center" draw:fill="solid" draw:fill-color="#5b9bd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text text:use-soft-page-breaks="true">
      <text:h text:style-name="P1" text:outline-level="1">Dokumentation Zork<text:s/>Game</text:h>
      <text:p text:style-name="Standard"/>
      <text:h text:style-name="Überschrift2" text:outline-level="2">Testkonzept</text:h>
      <text:p text:style-name="Standard">Wir haben alles getestet was mit dem existierenden Aufbau des Codes ansatzweise möglich zu testen war.<text:s/></text:p>
      <text:h text:style-name="Überschrift2" text:outline-level="2">Git Vorgehensmodell</text:h>
      <text:p text:style-name="Standard"><draw:g draw:name="Diagramm 2" draw:id="id7" draw:style-name="a21" text:anchor-type="as-char"><svg:title/><svg:desc/><draw:custom-shape svg:x="0.00266in" svg:y="1.22189in" svg:width="1.42176in" svg:height="0.71088in" draw:id="id0" draw:style-name="a2"><svg:title/><svg:desc/><text:p text:style-name="a1" text:class-names="" text:cond-style-name=""><text:span text:style-name="a0" text:class-names="">Main</text:span></text:p><draw:enhanced-geometry draw:type="non-primitive" svg:viewBox="0 0 1300054 650027" draw:enhanced-path="M 0 65003 C 0 29103 29103 0 65003 0 L 1235051 0 C 1270951 0 1300054 29103 1300054 65003 L 1300054 585024 C 1300054 620924 1270951 650027 1235051 650027 L 65003 650027 C 29103 650027 0 620924 0 585024 L 0 65003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00054"/><draw:equation draw:name="f7" draw:formula="?f4 / 650027"/><draw:equation draw:name="f8" draw:formula="0 * ?f5 / 1300054"/><draw:equation draw:name="f9" draw:formula="65003 * ?f4 / 650027"/><draw:equation draw:name="f10" draw:formula="65003 * ?f5 / 1300054"/><draw:equation draw:name="f11" draw:formula="0 * ?f4 / 650027"/><draw:equation draw:name="f12" draw:formula="1235051 * ?f5 / 1300054"/><draw:equation draw:name="f13" draw:formula="1300054 * ?f5 / 1300054"/><draw:equation draw:name="f14" draw:formula="585024 * ?f4 / 650027"/><draw:equation draw:name="f15" draw:formula="650027 * ?f4 / 650027"/><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1.42442in" svg:y="1.55515in" svg:width="0.5687in" svg:height="0.04436in" draw:id="id1" draw:style-name="a5"><svg:title/><svg:desc/><text:p text:style-name="a4" text:class-names="" text:cond-style-name=""><text:span text:style-name="a3" text:class-names=""/></text:p><draw:enhanced-geometry draw:type="non-primitive" svg:viewBox="0 0 520021 40561" draw:enhanced-path="M 0 20280 L 520021 20280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0021"/><draw:equation draw:name="f7" draw:formula="?f4 / 40561"/><draw:equation draw:name="f8" draw:formula="0 * ?f5 / 520021"/><draw:equation draw:name="f9" draw:formula="20280 * ?f4 / 40561"/><draw:equation draw:name="f10" draw:formula="520021 * ?f5 / 520021"/><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1.99312in" svg:y="1.22189in" svg:width="1.42176in" svg:height="0.71088in" draw:id="id2" draw:style-name="a8"><svg:title/><svg:desc/><text:p text:style-name="a7" text:class-names="" text:cond-style-name=""><text:span text:style-name="a6" text:class-names="">Develop</text:span></text:p><draw:enhanced-geometry draw:type="non-primitive" svg:viewBox="0 0 1300054 650027" draw:enhanced-path="M 0 65003 C 0 29103 29103 0 65003 0 L 1235051 0 C 1270951 0 1300054 29103 1300054 65003 L 1300054 585024 C 1300054 620924 1270951 650027 1235051 650027 L 65003 650027 C 29103 650027 0 620924 0 585024 L 0 65003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00054"/><draw:equation draw:name="f7" draw:formula="?f4 / 650027"/><draw:equation draw:name="f8" draw:formula="0 * ?f5 / 1300054"/><draw:equation draw:name="f9" draw:formula="65003 * ?f4 / 650027"/><draw:equation draw:name="f10" draw:formula="65003 * ?f5 / 1300054"/><draw:equation draw:name="f11" draw:formula="0 * ?f4 / 650027"/><draw:equation draw:name="f12" draw:formula="1235051 * ?f5 / 1300054"/><draw:equation draw:name="f13" draw:formula="1300054 * ?f5 / 1300054"/><draw:equation draw:name="f14" draw:formula="585024 * ?f4 / 650027"/><draw:equation draw:name="f15" draw:formula="650027 * ?f4 / 650027"/><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width="0.70036in" svg:height="0.04436in" draw:id="id3" draw:style-name="a11" draw:transform="translate(-0.35018in -0.02218in) rotate(-5.65999) translate(3.69923in 1.37295in)"><svg:title/><svg:desc/><text:p text:style-name="a10" text:class-names="" text:cond-style-name=""><text:span text:style-name="a9" text:class-names=""/></text:p><draw:enhanced-geometry draw:type="non-primitive" svg:viewBox="0 0 640408 40561" draw:enhanced-path="M 0 20280 L 640408 20280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0408"/><draw:equation draw:name="f7" draw:formula="?f4 / 40561"/><draw:equation draw:name="f8" draw:formula="0 * ?f5 / 640408"/><draw:equation draw:name="f9" draw:formula="20280 * ?f4 / 40561"/><draw:equation draw:name="f10" draw:formula="640408 * ?f5 / 640408"/><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3.98358in" svg:y="0.81314in" svg:width="1.42176in" svg:height="0.71088in" draw:id="id4" draw:style-name="a14"><svg:title/><svg:desc/><text:p text:style-name="a13" text:class-names="" text:cond-style-name=""><text:span text:style-name="a12" text:class-names="">Features</text:span></text:p><draw:enhanced-geometry draw:type="non-primitive" svg:viewBox="0 0 1300054 650027" draw:enhanced-path="M 0 65003 C 0 29103 29103 0 65003 0 L 1235051 0 C 1270951 0 1300054 29103 1300054 65003 L 1300054 585024 C 1300054 620924 1270951 650027 1235051 650027 L 65003 650027 C 29103 650027 0 620924 0 585024 L 0 65003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00054"/><draw:equation draw:name="f7" draw:formula="?f4 / 650027"/><draw:equation draw:name="f8" draw:formula="0 * ?f5 / 1300054"/><draw:equation draw:name="f9" draw:formula="65003 * ?f4 / 650027"/><draw:equation draw:name="f10" draw:formula="65003 * ?f5 / 1300054"/><draw:equation draw:name="f11" draw:formula="0 * ?f4 / 650027"/><draw:equation draw:name="f12" draw:formula="1235051 * ?f5 / 1300054"/><draw:equation draw:name="f13" draw:formula="1300054 * ?f5 / 1300054"/><draw:equation draw:name="f14" draw:formula="585024 * ?f4 / 650027"/><draw:equation draw:name="f15" draw:formula="650027 * ?f4 / 650027"/><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width="0.70036in" svg:height="0.04436in" draw:id="id5" draw:style-name="a17" draw:transform="translate(-0.35018in -0.02218in) rotate(-0.6232) translate(3.69923in 1.78171in)"><svg:title/><svg:desc/><text:p text:style-name="a16" text:class-names="" text:cond-style-name=""><text:span text:style-name="a15" text:class-names=""/></text:p><draw:enhanced-geometry draw:type="non-primitive" svg:viewBox="0 0 640408 40561" draw:enhanced-path="M 0 20280 L 640408 20280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0408"/><draw:equation draw:name="f7" draw:formula="?f4 / 40561"/><draw:equation draw:name="f8" draw:formula="0 * ?f5 / 640408"/><draw:equation draw:name="f9" draw:formula="20280 * ?f4 / 40561"/><draw:equation draw:name="f10" draw:formula="640408 * ?f5 / 640408"/><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3.98358in" svg:y="1.63065in" svg:width="1.42176in" svg:height="0.71088in" draw:id="id6" draw:style-name="a20"><svg:title/><svg:desc/><text:p text:style-name="a19" text:class-names="" text:cond-style-name=""><text:span text:style-name="a18" text:class-names="">Test</text:span></text:p><draw:enhanced-geometry draw:type="non-primitive" svg:viewBox="0 0 1300054 650027" draw:enhanced-path="M 0 65003 C 0 29103 29103 0 65003 0 L 1235051 0 C 1270951 0 1300054 29103 1300054 65003 L 1300054 585024 C 1300054 620924 1270951 650027 1235051 650027 L 65003 650027 C 29103 650027 0 620924 0 585024 L 0 65003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00054"/><draw:equation draw:name="f7" draw:formula="?f4 / 650027"/><draw:equation draw:name="f8" draw:formula="0 * ?f5 / 1300054"/><draw:equation draw:name="f9" draw:formula="65003 * ?f4 / 650027"/><draw:equation draw:name="f10" draw:formula="65003 * ?f5 / 1300054"/><draw:equation draw:name="f11" draw:formula="0 * ?f4 / 650027"/><draw:equation draw:name="f12" draw:formula="1235051 * ?f5 / 1300054"/><draw:equation draw:name="f13" draw:formula="1300054 * ?f5 / 1300054"/><draw:equation draw:name="f14" draw:formula="585024 * ?f4 / 650027"/><draw:equation draw:name="f15" draw:formula="650027 * ?f4 / 650027"/><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g></text:p>
      <text:h text:style-name="Überschrift2" text:outline-level="2">Clean Code Regeln</text:h>
      <text:p text:style-name="Standard">Bei der Namensgebung von Variablen und Methoden haben wir Camel Case verwendet.</text:p>
      <text:p text:style-name="Standard">Bei der Einrückung, Abstände und Zeilen Umschläge haben wir uns an die Standard Intelji Formatting Einstellungen gehalten.<text:s/></text:p>
      <text:p text:style-name="Standard"/>
      <text:p text:style-name="Standard"/>
      <text:h text:style-name="Überschrift2" text:outline-level="2">Abmachungen</text:h>
      <text:p text:style-name="Standard">Wir machten schnell einige Entscheidungen, wenn es um die Vorgehensweise ging. Maurin übernahm als Experte die Git Versionierung, Branches usw. und als Experte beim Testing war Severin zuständig. Die Aufteilung der Logik des Spieles usw. haben wir uns einigermassen geteilt, wenn auch Maurin mehr gemacht hat.<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office:automatic-styles>
  <office:master-styles>
    <style:master-page style:name="MP0" style:page-layout-name="PL0">
      <style:header>
        <text:p text:style-name="Kopfzeile">Severin Machaz – Maurin Shucan<text:s/></text:p>
        <text:p text:style-name="Kopfzeile">Zorg Game</text:p>
        <text:p text:style-name="Kopfzeile">27.01.2022</text:p>
        <text:p text:style-name="Kopfzeil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everin Machaz</meta:initial-creator>
    <dc:creator>Severin Machaz</dc:creator>
    <meta:creation-date>2022-01-27T12:58:00Z</meta:creation-date>
    <dc:date>2022-01-27T13:39:00Z</dc:date>
    <meta:template xlink:href="Normal.dotm" xlink:type="simple"/>
    <meta:editing-cycles>1</meta:editing-cycles>
    <meta:editing-duration>PT0S</meta:editing-duration>
    <meta:document-statistic meta:page-count="1" meta:paragraph-count="1" meta:word-count="97" meta:character-count="709" meta:row-count="5" meta:non-whitespace-character-count="613"/>
  </office:meta>
</office:document-meta>
</file>